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style:style style:name="P1" style:parent-style-name="Título1" style:master-page-name="MPF0" style:family="paragraph">
      <style:paragraph-properties fo:break-before="page"/>
    </style:style>
    <style:style style:name="P2" style:parent-style-name="Standard" style:family="paragraph">
      <style:text-properties fo:font-size="10pt" style:font-size-asian="10pt" style:font-size-complex="10pt" fo:language="es" fo:country="ES"/>
    </style:style>
    <style:style style:name="P3" style:parent-style-name="Título1" style:family="paragraph">
      <style:text-properties fo:font-size="20pt" style:font-size-asian="20pt" style:font-size-complex="20pt"/>
    </style:style>
    <style:style style:name="P4" style:parent-style-name="Normal" style:family="paragraph">
      <style:text-properties fo:font-size="10pt" style:font-size-asian="10pt" style:font-size-complex="10pt"/>
    </style:style>
    <style:style style:name="P5" style:parent-style-name="Título1" style:family="paragraph">
      <style:text-properties fo:font-size="10pt" style:font-size-asian="10pt" style:font-size-complex="10pt"/>
    </style:style>
    <style:style style:name="P6" style:parent-style-name="Normal" style:family="paragraph">
      <style:text-properties fo:font-size="10pt" style:font-size-asian="10pt" style:font-size-complex="10pt"/>
    </style:style>
    <style:style style:name="P7" style:parent-style-name="Título1" style:family="paragraph">
      <style:text-properties fo:font-size="10pt" style:font-size-asian="10pt" style:font-size-complex="10pt"/>
    </style:style>
    <style:style style:name="P8" style:parent-style-name="Normal" style:family="paragraph">
      <style:text-properties fo:font-size="10pt" style:font-size-asian="10pt" style:font-size-complex="10pt"/>
    </style:style>
    <style:style style:name="P9" style:parent-style-name="Título1" style:family="paragraph">
      <style:text-properties fo:font-size="10pt" style:font-size-asian="10pt" style:font-size-complex="10pt"/>
    </style:style>
    <style:style style:name="P10" style:parent-style-name="Normal" style:family="paragraph">
      <style:text-properties fo:font-size="10pt" style:font-size-asian="10pt" style:font-size-complex="10pt"/>
    </style:style>
    <style:style style:name="P11" style:parent-style-name="Título1" style:family="paragraph">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Título1" style:family="paragraph">
      <style:text-properties fo:font-size="10pt" style:font-size-asian="10pt" style:font-size-complex="10pt"/>
    </style:style>
    <style:style style:name="P14" style:parent-style-name="Normal" style:family="paragraph">
      <style:paragraph-properties fo:text-align="justify"/>
      <style:text-properties fo:font-size="10pt" style:font-size-asian="10pt" style:font-size-complex="10pt"/>
    </style:style>
    <style:style style:name="P15" style:parent-style-name="Título1"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name="P17" style:parent-style-name="Título1" style:family="paragraph">
      <style:text-properties fo:font-size="10pt" style:font-size-asian="10pt" style:font-size-complex="10pt"/>
    </style:style>
    <style:style style:name="P18" style:parent-style-name="Normal" style:family="paragraph">
      <style:paragraph-properties fo:text-align="justify"/>
      <style:text-properties fo:font-size="10pt" style:font-size-asian="10pt" style:font-size-complex="10pt"/>
    </style:style>
    <style:style style:name="P19" style:parent-style-name="Título1" style:family="paragraph">
      <style:text-properties fo:font-size="10pt" style:font-size-asian="10pt" style:font-size-complex="10pt"/>
    </style:style>
    <style:style style:name="P20" style:parent-style-name="Normal" style:family="paragraph">
      <style:paragraph-properties fo:text-align="justify"/>
      <style:text-properties fo:font-size="10pt" style:font-size-asian="10pt" style:font-size-complex="10pt"/>
    </style:style>
    <style:style style:name="P21" style:parent-style-name="Título1" style:family="paragraph">
      <style:text-properties fo:font-size="20pt" style:font-size-asian="20pt" style:font-size-complex="20pt"/>
    </style:style>
    <style:style style:name="P22" style:parent-style-name="Normal" style:family="paragraph">
      <style:paragraph-properties fo:margin-bottom="0in"/>
      <style:text-properties fo:font-size="10pt" style:font-size-asian="10pt" style:font-size-complex="10pt"/>
    </style:style>
    <style:style style:name="P23" style:parent-style-name="Normal" style:family="paragraph">
      <style:paragraph-properties fo:margin-bottom="0in"/>
      <style:text-properties fo:font-size="10pt" style:font-size-asian="10pt" style:font-size-complex="10pt"/>
    </style:style>
    <style:style style:name="P24" style:parent-style-name="Normal" style:family="paragraph">
      <style:paragraph-properties fo:margin-bottom="0in"/>
      <style:text-properties fo:font-size="10pt" style:font-size-asian="10pt" style:font-size-complex="10pt"/>
    </style:style>
    <style:style style:name="P25" style:parent-style-name="Normal" style:family="paragraph">
      <style:paragraph-properties fo:margin-bottom="0in"/>
      <style:text-properties fo:font-weight="bold" style:font-weight-asian="bold" style:font-weight-complex="bold" fo:font-size="10pt" style:font-size-asian="10pt" style:font-size-complex="10pt"/>
    </style:style>
    <style:style style:name="P26" style:parent-style-name="Título1" style:family="paragraph">
      <style:text-properties fo:font-size="20pt" style:font-size-asian="20pt" style:font-size-complex="20pt"/>
    </style:style>
    <style:style style:name="P27" style:parent-style-name="Normal" style:family="paragraph">
      <style:paragraph-properties fo:text-align="justify"/>
      <style:text-properties fo:font-size="10pt" style:font-size-asian="10pt" style:font-size-complex="10pt"/>
    </style:style>
    <style:style style:name="P28" style:parent-style-name="Normal" style:family="paragraph">
      <style:paragraph-properties fo:text-align="justify"/>
      <style:text-properties fo:font-size="10pt" style:font-size-asian="10pt" style:font-size-complex="10pt"/>
    </style:style>
    <style:style style:name="P29" style:parent-style-name="Normal" style:family="paragraph">
      <style:paragraph-properties fo:text-align="justify"/>
      <style:text-properties fo:font-size="10pt" style:font-size-asian="10pt" style:font-size-complex="10pt"/>
    </style:style>
    <style:style style:name="P30" style:parent-style-name="Normal" style:family="paragraph">
      <style:paragraph-properties fo:text-align="justify"/>
    </style:style>
    <style:style style:name="P31" style:parent-style-name="Normal" style:family="paragraph">
      <style:text-properties fo:font-size="10pt" style:font-size-asian="10pt" style:font-size-complex="10pt"/>
    </style:style>
    <style:style style:name="P32" style:parent-style-name="Normal" style:family="paragraph">
      <style:paragraph-properties fo:text-align="justify"/>
    </style:style>
  </office:automatic-styles>
  <office:body>
    <office:text text:use-soft-page-breaks="true">
      <text:h text:style-name="P1" text:outline-level="1">ACTIVIDAD PSI<text:s/>9:</text:h>
      <text:h text:style-name="Título1" text:outline-level="1">Revision y aprobacion del psi</text:h>
      <text:p text:style-name="Normal"/>
      <text:p text:style-name="P2">Esta actividad tiene como objetivo contrastar con los responsables de la dirección del Plan de Sistemas de Información la arquitectura de información y el plan de acción elaborados anteriormente, para mejorar la propuesta si se considera necesario y por último, obtener su aprobación final.</text:p>
      <text:h text:style-name="P3" text:outline-level="1">Tarea PSI 9.1: CONVOCATORIA DE LA PRESENTACIÓN</text:h>
      <text:p text:style-name="P4">En esta actividad se va a mostrar un resumen de la identificación, estudio, diseño y definición de los procesos actuales de la empresa y como el Plan de Sistemas de Información ha logrado una propuesta de mejoría para cada uno de los procesos que se encontraban de la misma.</text:p>
      <text:h text:style-name="P5" text:outline-level="1">CÁLCULO DE NÓMINAS:</text:h>
      <text:p text:style-name="P6">El calculo de nominas de la empresa estaba muy poco informatizado, la empresa deseaba reducir el uso de papel hasta un 5%. Para ello se propone mejorar el sistema de almacenamiento de nóminas, además de proporcionar una nómina a cada empleado de forma automática ahorrando así tiempo de impresión y papel.<text:s/>Gran parte de los datos de las nominas se rellenarán de forma automática.</text:p>
      <text:h text:style-name="P7" text:outline-level="1">GESTION DE CUADRANTES:</text:h>
      <text:p text:style-name="P8">La gestión de cuadrantes era un proceso muy rudimentario y poco eficiente. Dicha gestión de cuadrantes era realizada por los jefes de cada uno de los departamentos. Se propone la forma en la que los cuadrantes son generados de forma automática respetando las preferencias de los trabajadores. Una vez se genere dicho cuadrante será compartido a los trabajadores vía intranet</text:p>
      <text:h text:style-name="P9" text:outline-level="1">FACTURACIÓN:</text:h>
      <text:p text:style-name="P10">La facturación<text:s/>es<text:s/>un proceso muy rudimentario, el Jefe de Administración es el que se encargaba de automatizar dicha facturación, pero parece que no lo realiza de un modo correcto, pues el proceso es demasiado lento. Se<text:s/><text:soft-page-break/>pretende que la creación de facturas <text:s/>se realice de forma automática. Además se añade una nueva opción de<text:s/>enviar las facturas al cliente vía correo electrónico.</text:p>
      <text:h text:style-name="P11" text:outline-level="1">REALIZAR LA CON CONTABILIDAD</text:h>
      <text:p text:style-name="P12">El proceso de contabilidad de la empresa<text:s/>es<text:s/>manual, <text:s/>y carece<text:s/>conexión con otros <text:s/>procesos como la gestión de cuadrantes y el cálculo de nóminas. El proceso<text:s/>es<text:s/>muy mecánico, con hojas de papel que se trasladan entre los diferentes empleados. Se pretende que los datos se tomen de forma automática, al igual que los cálculos para realizar cada informe de contabilidad.</text:p>
      <text:h text:style-name="P13" text:outline-level="1">CONTROL DEL STOCK</text:h>
      <text:p text:style-name="P14">La empresa no tiene<text:s/>un control de los productos que hay en el almacén ni tampoco de los que están pedidos. Se estima que este probablemente sea realizado mediante tablas en papel o en Excel, lo cual es un procedimiento demasiado manual. Se pretende gestionar el stock de forma que se actualice de forma automática dentro de unos márgenes. Existirá además una aplicación que muestre los datos del mismo de forma que cada departamento tenga acceso a ellos.</text:p>
      <text:h text:style-name="P15" text:outline-level="1">CONTROL DE HORAS TRABAJADAS</text:h>
      <text:p text:style-name="P16">En la empresa no se especifica con exactitud la forma en la que se registran las horas trabajadas. Se estima que se realiza mediante un sistema de fichado presencial. Se pretende aumentar los beneficios de la empresa reduciendo el tiempo malgastado de fichado, para ello, cada empleado contará con un teléfono de empresa con el que podrá fichar. Dicho teléfono contendrá una aplicación conectada a la intranet de la empresa permitiendo no solo fichar sino también recibir notificaciones de otros departamentos.</text:p>
      <text:h text:style-name="P17" text:outline-level="1">COMUNICACIÓN INTERNA</text:h>
      <text:p text:style-name="P18">Los trabajadores no tienen un protocolo de comunicación definido. Tampoco existe un protocolo para la comunicación interna de la oficina, según parece lo más probable es que la comunicación se realice a papel usando notas, informes u otros medios. Se pretende mejorar la comunicación, a partir de ahora este se realizará vía intranet, adicionalmente se podrán enviar informes oficiales de la empresa.</text:p>
      <text:h text:style-name="P19" text:outline-level="1">CONEXIONES REMOTAS DEL SISTEMA</text:h>
      <text:p text:style-name="P20">La página web no permite realizar ventas y solo da la opción de ver los productos que la empresa oferta a partir de una interfaz anticuada. Como vemos, todas las conexiones remotas son muy desorganizadas y poco avanzadas, lo que provoca una mala comunicación con clientes y proveedores. Se pretende cambiar la página web por completo para poder realizar todo tipo de gestión en la misma.</text:p>
      <text:soft-page-break/>
      <text:h text:style-name="P21" text:outline-level="1">PSI 9.2: Evaluación y mejora de la propuesta</text:h>
      <text:p text:style-name="P22">Para la evaluación y mejora de la propuesta se realizará una reunión en la que se expondrá el proyecto del PSI a los diferentes consultores y responsables, de manera que se evaluará el proceso a seguir y se propondrán mejoras y modificaciones siempre y cuando estas sean asumibles desde el punto de vista temporal, económico y tecnológico.</text:p>
      <text:p text:style-name="P23">La presentación de dicha reunión se adjuntó con el propio PSI.</text:p>
      <text:p text:style-name="P24">Además, en dicha reunión no se propone ninguna mejora puesto que todas las reuniones previas a la fase final estuvieron muy bien coordinadas y organizadas de manera que no se ha necesitado corregir nada.</text:p>
      <text:p text:style-name="P25">Por consiguiente, se procede a la entrega del Plan de Sistema de Información para proceder a su aprobación.</text:p>
      <text:h text:style-name="P26" text:outline-level="1">PSI 9.3:Aprobación del psi</text:h>
      <text:p text:style-name="P27">El PSI realizado por COMPUTER CONSULTING se propone formalmente al Comité de Dirección de PSI para su aprobación.</text:p>
      <text:p text:style-name="P28">Por último, se informa de los resultado a los departamentos participantes y a los afectados por los resultado del PSI, estos son los comités de <text:s/>HENARSECUR y de COMPUTER CONSULTING, los cuales reciben el <text:s/>visto bueno y proceden a iniciar los siguientes procesos de evaluación de viabilidad para comenzar su diseño y construcción.</text:p>
      <text:p text:style-name="P29"/>
      <text:p text:style-name="P30"/>
      <text:p text:style-name="Normal"/>
      <text:p text:style-name="Normal"/>
      <text:p text:style-name="Normal"/>
      <text:p text:style-name="P31"/>
      <text:p text:style-name="Normal"/>
      <text:p text:style-name="Normal"/>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david marquez</dc:creator>
    <meta:creation-date>2019-02-23T17:42:00Z</meta:creation-date>
    <dc:date>2019-03-03T00:22:00Z</dc:date>
    <meta:template xlink:href="Business%20Paper" xlink:type="simple"/>
    <meta:editing-cycles>14</meta:editing-cycles>
    <meta:editing-duration>PT18600S</meta:editing-duration>
    <meta:user-defined meta:name="AssetID">TF10002024</meta:user-defined>
    <meta:document-statistic meta:page-count="4" meta:paragraph-count="10" meta:word-count="822" meta:character-count="5333" meta:row-count="37" meta:non-whitespace-character-count="4521"/>
  </office:meta>
</office:document-meta>
</file>